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name="Diagramme de Bode Labtek" draw:style-name="gr1" svg:width="22.215cm" svg:height="15.093cm" svg:x="9.7cm" svg:y="0.187cm">
            <draw:object draw:notify-on-update-of-ranges="Feuille1.A2:Feuille1.A22 Feuille1.D2:Feuille1.D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Ve</text:p>
          </table:table-cell>
          <table:table-cell office:value-type="string">
            <text:p>Vm</text:p>
          </table:table-cell>
          <table:table-cell office:value-type="string">
            <text:p>G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45">
            <text:p>0,045</text:p>
          </table:table-cell>
          <table:table-cell table:formula="of:=20*LOG([.C2]/[.B2])" office:value-type="float" office:value="-26.9357497244931">
            <text:p>-26,93574972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142">
            <text:p>0,142</text:p>
          </table:table-cell>
          <table:table-cell table:formula="of:=20*LOG([.C3]/[.B3])" office:value-type="float" office:value="-16.9542331123389">
            <text:p>-16,954233112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238">
            <text:p>0,238</text:p>
          </table:table-cell>
          <table:table-cell table:formula="of:=20*LOG([.C4]/[.B4])" office:value-type="float" office:value="-12.4684608588698">
            <text:p>-12,468460858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31">
            <text:p>0,31</text:p>
          </table:table-cell>
          <table:table-cell table:formula="of:=20*LOG([.C5]/[.B5])" office:value-type="float" office:value="-10.1727661233145">
            <text:p>-10,17276612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36">
            <text:p>0,36</text:p>
          </table:table-cell>
          <table:table-cell table:formula="of:=20*LOG([.C6]/[.B6])" office:value-type="float" office:value="-8.87394998465425">
            <text:p>-8,873949984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table:formula="of:=20*LOG([.C7]/[.B7])" office:value-type="float" office:value="-7.33063088840827">
            <text:p>-7,330630888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47">
            <text:p>0,47</text:p>
          </table:table-cell>
          <table:table-cell table:formula="of:=20*LOG([.C8]/[.B8])" office:value-type="float" office:value="-6.55804284128565">
            <text:p>-6,558042841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53">
            <text:p>0,53</text:p>
          </table:table-cell>
          <table:table-cell table:formula="of:=20*LOG([.C9]/[.B9])" office:value-type="float" office:value="-5.51448260798422">
            <text:p>-5,514482608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table:formula="of:=20*LOG([.C10]/[.B10])" office:value-type="float" office:value="-5.03623945987599">
            <text:p>-5,0362394599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formula="of:=20*LOG([.C11]/[.B11])" office:value-type="float" office:value="-4.43697499232712">
            <text:p>-4,436974992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.64">
            <text:p>0,64</text:p>
          </table:table-cell>
          <table:table-cell table:formula="of:=20*LOG([.C12]/[.B12])" office:value-type="float" office:value="-3.87640052032226">
            <text:p>-3,8764005203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0.73">
            <text:p>0,73</text:p>
          </table:table-cell>
          <table:table-cell table:formula="of:=20*LOG([.C13]/[.B13])" office:value-type="float" office:value="-2.73354279759088">
            <text:p>-2,7335427976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87">
            <text:p>0,87</text:p>
          </table:table-cell>
          <table:table-cell table:formula="of:=20*LOG([.C14]/[.B14])" office:value-type="float" office:value="-1.20961494762763">
            <text:p>-1,2096149476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.38">
            <text:p>1,38</text:p>
          </table:table-cell>
          <table:table-cell table:formula="of:=20*LOG([.C15]/[.B15])" office:value-type="float" office:value="2.79758172802473">
            <text:p>2,797581728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  <table:table-cell table:formula="of:=20*LOG([.C16]/[.B16])" office:value-type="float" office:value="5.10545010206612">
            <text:p>5,1054501021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2.18">
            <text:p>2,18</text:p>
          </table:table-cell>
          <table:table-cell table:formula="of:=20*LOG([.C17]/[.B17])" office:value-type="float" office:value="6.7691298720921">
            <text:p>6,7691298721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  <table:table-cell table:formula="of:=20*LOG([.C18]/[.B18])" office:value-type="float" office:value="6.84845361644412">
            <text:p>6,8484536164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float" office:value="2.18">
            <text:p>2,18</text:p>
          </table:table-cell>
          <table:table-cell table:formula="of:=20*LOG([.C19]/[.B19])" office:value-type="float" office:value="6.7691298720921">
            <text:p>6,7691298721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.95">
            <text:p>1,95</text:p>
          </table:table-cell>
          <table:table-cell table:formula="of:=20*LOG([.C20]/[.B20])" office:value-type="float" office:value="5.80069222725036">
            <text:p>5,8006922273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">
            <text:p>1</text:p>
          </table:table-cell>
          <table:table-cell office:value-type="float" office:value="0.95">
            <text:p>0,95</text:p>
          </table:table-cell>
          <table:table-cell table:formula="of:=20*LOG([.C21]/[.B21])" office:value-type="float" office:value="-0.445527894223044">
            <text:p>-0,4455278942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0.27">
            <text:p>0,27</text:p>
          </table:table-cell>
          <table:table-cell table:formula="of:=20*LOG([.C22]/[.B22])" office:value-type="float" office:value="-11.3727247168203">
            <text:p>-11,3727247168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6:28:04.74</meta:creation-date>
    <dc:date>2012-10-05T17:42:03.12</dc:date>
    <meta:editing-duration>PT58M48S</meta:editing-duration>
    <meta:editing-cycles>1</meta:editing-cycles>
    <meta:document-statistic meta:table-count="3" meta:cell-count="88" meta:object-count="1"/>
    <meta:generator>LibreOffice/3.5$Windows_x86 LibreOffice_project/7122e39-92ed229-498d286-15e43b4-d70da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16cm" svg:height="15.094cm" xlink:href=".." xlink:type="simple" chart:class="chart:scatter" chart:style-name="ch1">
        <chart:plot-area chart:style-name="ch2" table:cell-range-address="Feuille1.A2:Feuille1.A22 Feuille1.D2:Feuille1.D22" svg:x="0.894cm" svg:y="1.364cm" svg:width="20.434cm" svg:height="13.032cm">
          <chartooo:coordinate-region svg:x="1.621cm" svg:y="1.576cm" svg:width="19.15cm" svg:height="12.60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D2:Feuille1.D22" chart:class="chart:scatter">
            <chart:domain table:cell-range-address="Feuille1.A2:Feuille1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A2:Feuille1.A22</svg:desc>
                </draw:g>
              </table:table-cell>
              <table:table-cell office:value-type="float" office:value="-26.9357497244931">
                <text:p>-26.9357497244931</text:p>
                <draw:g>
                  <svg:desc>Feuille1.D2:Feuille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-16.9542331123389">
                <text:p>-16.9542331123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12.4684608588698">
                <text:p>-12.4684608588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-10.1727661233145">
                <text:p>-10.1727661233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-8.87394998465425">
                <text:p>-8.87394998465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-7.33063088840827">
                <text:p>-7.33063088840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-6.55804284128565">
                <text:p>-6.55804284128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-5.51448260798422">
                <text:p>-5.51448260798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-5.03623945987599">
                <text:p>-5.03623945987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-4.43697499232712">
                <text:p>-4.43697499232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-3.87640052032226">
                <text:p>-3.87640052032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2.73354279759088">
                <text:p>-2.73354279759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-1.20961494762763">
                <text:p>-1.20961494762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2.79758172802473">
                <text:p>2.79758172802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">
                <text:p>3000</text:p>
              </table:table-cell>
              <table:table-cell office:value-type="float" office:value="5.10545010206612">
                <text:p>5.10545010206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6.7691298720921">
                <text:p>6.7691298720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">
                <text:p>6000</text:p>
              </table:table-cell>
              <table:table-cell office:value-type="float" office:value="6.84845361644412">
                <text:p>6.84845361644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0">
                <text:p>7000</text:p>
              </table:table-cell>
              <table:table-cell office:value-type="float" office:value="6.7691298720921">
                <text:p>6.76912987209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5.80069222725036">
                <text:p>5.80069222725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0">
                <text:p>30000</text:p>
              </table:table-cell>
              <table:table-cell office:value-type="float" office:value="-0.445527894223044">
                <text:p>-0.445527894223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">
                <text:p>100000</text:p>
              </table:table-cell>
              <table:table-cell office:value-type="float" office:value="-11.3727247168203">
                <text:p>-11.3727247168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